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1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. S.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22, 1892</text:p>
      <text:p text:style-name="P6">Month<text:tab/><text:tab/><text:tab/><text:tab/><text:tab/><text:tab/>August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ortland</text:p>
      <text:p text:style-name="P6">State<text:tab/><text:tab/><text:tab/><text:tab/><text:tab/><text:tab/>OR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icture of Cohen, Davis, &amp; Co. building]/</text:p>
      <text:p text:style-name="P3">CABLE ADDRESS,/ "CODA."<text:tab/><text:tab/><text:tab/><text:tab/>NEW YORK OFFICE:/ 81 WALKER ST./</text:p>
      <text:p text:style-name="P2">OFFICE OF/</text:p>
      <text:p text:style-name="P2">Cohen, Davis &amp; Co.,/</text:p>
      <text:p text:style-name="P2">IMPORTERS OF/</text:p>
      <text:p text:style-name="P2">NOTIONS, TOYS &amp; FANCY GOODS/</text:p>
      <text:p text:style-name="P2">2 AND 4 North Front Street, cor. A,/</text:p>
      <text:p text:style-name="P4">Portland, Or Aug. 22, 1892./</text:p>
      <text:p text:style-name="P3">Rev. Dr. S. Morais,/</text:p>
      <text:p text:style-name="P3"><text:tab/>Philadelphia, Pa./</text:p>
      <text:p text:style-name="P3">My Dear Sir:-/</text:p>
      <text:p text:style-name="P3"><text:tab/>I have been away from the city a few days and found/ your favor of the 13th inst. awaiting me upon my return to-day. <text:s/>I/ will at once write to Seattle and get all the particulars which you/ desire. <text:s/>I can simply say at present that the congregation will/ be conservative, that they had some eighty <text:soft-page-break/>members at last reports/ and that they have temporarily engaged a rabbi, who called upon me/ some two months ago. <text:s/>I think his name is "Moses," though I would/ not be certain upon the point. <text:s/>He struck me as being a man of/ very ordinary ability, but impressed me with an air of sincerity./ <text:s/>There are quite a number of well to do people in Seattle and they/ should have had a Congregation there long ago. <text:s/>This one dates its/ inception from the dedication of the Synagogue here. <text:s/>A lady from/ Seattle was present and was introduced to me at her requested by a/ friend a few days after, when she stated if I would come over there,/ she would undertake to organize the congregation. <text:s/>I did go there/ shortly afterwards. <text:s/>This will be the first synagogue erected/ in the State of Washington, though there is one now in course of er-/ection at Spokane Falls, which will be under the charge of Mr. Shir-/ber, who also called upon me and who impressed me very unfavorably,/ which impression was increased after my perusal of a book which I/ purchased from him called "Reformed Judaism". <text:s/>I will let you know/ purchased from him called "Reform Judaism." <text:s/>I will let you konw/ all the particulars immediately upon receipt of my answer from Seattle/ all the particulars immediately upon receipt of my answer from Seattle/</text:p>
      <text:p text:style-name="P3"><text:tab/>With kind regards and trusting that you are enjoying good/ health, believe me, always,/ YOurs to commend,/ D. S.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4:38:48.62</meta:creation-date>
    <dc:date>2011-12-05T14:48:42.21</dc:date>
    <dc:creator>Penn Libraries</dc:creator>
    <meta:editing-duration>PT00H09M5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524" meta:character-count="3287"/>
  </office:meta>
</office:document-meta>
</file>